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MU Serif1" svg:font-family="'CMU Serif'" style:font-family-generic="roman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solid" svg:stroke-color="#ff0000" svg:stroke-opacity="100%" draw:fill-color="#bf0041" draw:opacity="59%" draw:textarea-horizontal-align="justify" draw:textarea-vertical-align="middle" draw:auto-grow-height="false" fo:min-height="0.952cm" fo:min-width="0.702cm"/>
      <style:paragraph-properties style:writing-mode="lr-tb"/>
    </style:style>
    <style:style style:name="gr3" style:family="graphic" style:parent-style-name="standard">
      <style:graphic-properties draw:stroke="solid" svg:stroke-opacity="100%" draw:opacity="59%" draw:textarea-horizontal-align="justify" draw:textarea-vertical-align="middle" draw:auto-grow-height="false" fo:min-height="0.952cm" fo:min-width="0.702cm"/>
      <style:paragraph-properties style:writing-mode="lr-tb"/>
    </style:style>
    <style:style style:name="gr4" style:family="graphic" style:parent-style-name="standard">
      <style:graphic-properties draw:stroke="solid" svg:stroke-color="#ff0000" svg:stroke-opacity="100%" draw:fill="solid" draw:fill-color="#bf0041" draw:opacity="59%" draw:textarea-horizontal-align="justify" draw:textarea-vertical-align="middle" draw:auto-grow-height="false" fo:min-height="0.952cm" fo:min-width="0.70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bf0041" draw:opacity="59%"/>
      <style:paragraph-properties fo:text-align="center"/>
    </style:style>
    <style:style style:name="P4" style:family="paragraph">
      <loext:graphic-properties draw:opacity="59%"/>
      <style:paragraph-properties fo:text-align="center"/>
    </style:style>
    <style:style style:name="P5" style:family="paragraph">
      <loext:graphic-properties draw:fill="solid" draw:fill-color="#bf0041" draw:opacity="59%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style:font-name="CMU Serif1" style:font-name-asian="CMU Serif1" style:font-name-complex="CMU Serif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6.3cm" svg:y1="9.8cm" svg:x2="8.4cm" svg:y2="9.8cm">
          <text:p/>
        </draw:line>
        <draw:line draw:style-name="gr1" draw:text-style-name="P1" draw:layer="layout" svg:x1="6.3cm" svg:y1="9.799cm" svg:x2="5.25cm" svg:y2="7.98cm">
          <text:p/>
        </draw:line>
        <draw:line draw:style-name="gr1" draw:text-style-name="P1" draw:layer="layout" svg:x1="9.45cm" svg:y1="7.98cm" svg:x2="8.4cm" svg:y2="9.799cm">
          <text:p/>
        </draw:line>
        <draw:line draw:style-name="gr1" draw:text-style-name="P1" draw:layer="layout" svg:x1="8.401cm" svg:y1="6.18cm" svg:x2="6.301cm" svg:y2="6.18cm">
          <text:p/>
        </draw:line>
        <draw:line draw:style-name="gr1" draw:text-style-name="P1" draw:layer="layout" svg:x1="8.401cm" svg:y1="6.182cm" svg:x2="9.451cm" svg:y2="8.001cm">
          <text:p/>
        </draw:line>
        <draw:line draw:style-name="gr1" draw:text-style-name="P1" draw:layer="layout" svg:x1="5.251cm" svg:y1="8.001cm" svg:x2="6.301cm" svg:y2="6.182cm">
          <text:p/>
        </draw:line>
        <draw:line draw:style-name="gr1" draw:text-style-name="P1" draw:layer="layout" svg:x1="8.301cm" svg:y1="9.6cm" svg:x2="6.401cm" svg:y2="9.6cm">
          <text:p/>
        </draw:line>
        <draw:line draw:style-name="gr1" draw:text-style-name="P1" draw:layer="layout" svg:x1="9.25cm" svg:y1="8.045cm" svg:x2="8.3cm" svg:y2="6.4cm">
          <text:p/>
        </draw:line>
        <draw:line draw:style-name="gr1" draw:text-style-name="P1" draw:layer="layout" svg:x1="6.45cm" svg:y1="6.4cm" svg:x2="5.5cm" svg:y2="8.045cm">
          <text:p/>
        </draw:line>
        <draw:custom-shape draw:style-name="gr2" draw:text-style-name="P3" draw:layer="layout" svg:width="1.7cm" svg:height="1.7cm" svg:x="5.4cm" svg:y="5.1cm">
          <text:p text:style-name="P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7cm" svg:height="1.7cm" svg:x="7.601cm" svg:y="5.101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7cm" svg:height="1.7cm" svg:x="7.605cm" svg:y="9.205cm">
          <text:p text:style-name="P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2.966cm" svg:height="1.005cm" svg:x="5.7cm" svg:y="3.595cm">
          <draw:text-box>
            <text:p><text:span text:style-name="T1">ε = α - β</text:span></text:p>
          </draw:text-box>
        </draw:frame>
        <draw:custom-shape draw:style-name="gr3" draw:text-style-name="P4" draw:layer="layout" svg:width="1.7cm" svg:height="1.7cm" svg:x="5.4cm" svg:y="9.3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MU Serif1" svg:font-family="'CMU Serif'" style:font-family-generic="roman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2:34:25.601674694</meta:creation-date>
    <dc:date>2020-10-22T14:09:25.873332322</dc:date>
    <meta:editing-duration>PT25M35S</meta:editing-duration>
    <meta:editing-cycles>6</meta:editing-cycles>
    <meta:generator>LibreOffice/6.4.6.2$Linux_X86_64 LibreOffice_project/40$Build-2</meta:generator>
    <meta:document-statistic meta:object-count="14"/>
  </office:meta>
</office:document-meta>
</file>